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style:font-name="Times New Roman"/>
    </style:style>
    <style:style style:name="P4"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master-page-name="">
      <style:paragraph-properties fo:margin-left="0cm" fo:margin-right="-0.199cm" fo:text-align="start" style:justify-single-word="false" fo:text-indent="0cm" style:auto-text-indent="false" style:page-number="auto"/>
      <style:text-properties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e man Zeitrisse behebt</text:p>
      <text:p text:style-name="P2">Um Zeitrisse zu beheben, muss man zunächst etwas mehr über die Ursachen und Eigenschaften verschiedener Zeitrisse wissen.<text:line-break/>Dazu betrachten wir zunächst, wie das Raum-Zeit-Gefüge funktioniert. Wenn man sich auf einer Zeitlinie befindet, befindet man sich auch in einem Raum, der nur diese Zeitlinie beinhaltet. Alles auf dieser Zeitlinie ist bereits vorgeschrieben. In jeder kleinstmöglichen Zeiteinheit entstehen jedoch unendlich viele dieser Räume neu, da auch zu jedem Zeitpunkt im Universum unendlich viele Möglichkeiten bestehen. Will jemand in die Zukunft reisen, so faltet die Zeituhr die Zeit, um von Punkt A in der Gegenwart zu Punkt B in der Zukunft zu gelangen. Reist man allerdings in die Vergangenheit, so schafft die Zeituhr mit der Raumuhr ein Wurmloch mit einem Traceback in die Vergangenheit, wodurch ein anderer Raum zu einer anderen Zeit betreten wird. </text:p>
      <text:p text:style-name="P2">Will man jetzt zurück in die Zeit, wo man zuvor war, reist man vor die Punkte der Entscheidungen und negiert diese. Man kommt allerdings nie wieder in den Raum zurück, wo man anfangs war. Dies ist allerdings nicht tragisch, da in den Räumen sowieso alles so ist, wie man es in Erinnerung hat und auch für das Universum alles so ist, wie es den Zeitreisenden in Erinnerung hat, da nie etwas anderes auf dieser Zeitlinie passiert ist. Zeitlich gesehen liegt hinter einem alles im gleichen Raum, vor einem liegen allerdings unendlich viele Räume.</text:p>
      <text:p text:style-name="P2"/>
      <text:p text:style-name="P2"/>
      <text:p text:style-name="P2">Schauen wir uns dazu an, was nun in den einzelnen Zeitrissen passieren. </text:p>
      <text:p text:style-name="P2"><text:line-break/>1.) <text:span text:style-name="T1">Liniendeletion:</text:span> Wird in der Vergangenheit etwas verändert, löscht sich die ursprünglich Zeitlinie aus. Betrachter dieser Zeitlinie registrieren diese Änderung aber nicht. Sie stellen nur den Zeitriss „Liniendeletion“ fest, wodurch sie merken, dass etwas in dieser Zeitlinie verändert wurde. <text:s/>Normalerweise würde durch die Löschung der Zeitlinie so viel Mana freiwerden, dass dieses gesamte Zeitlinie (das Universum) energetisch geflutet wird. Es würde also jegliche Materie auflösen. Die Hauptuhr saugt diese Energie allerdings so lange wie möglich auf. Je weiter dieser Zeitriss in der Vergangenheit liegt, desto gravierender ist der Zeitriss. Der Zeitriss zerstört diese Zeitlinie entweder, wenn die Hauptuhr der Energie nicht mehr standhält, oder die zeitliche Differenz zwischen Ursprung des Zeitrisses und Gegenwart abgelaufen ist.</text:p>
      <text:p text:style-name="P2"/>
      <text:p text:style-name="P2">2.) <text:span text:style-name="T1">Linearriss: </text:span>Wenn jemand wie oben beschrieben in die Vergangenheit reist und dort etwas verändert, dann hinterlässt er an der Stelle der Vergangenheit einen Impact/Einschlag. Oft wird aus Sicht des Betrachters in der Vergangenheit von einem <text:span text:style-name="T2">Zeitbandeinschlag</text:span> geredet. Liniearrisse werden mit der Zeit immer schlimmer, da sie sich vierdimensional ausbreiten. Das heißt, mit jeder kleinsten Zeiteinheit gibt es unendlich viele Möglichkeiten, was als nächstes passiert. Genau deshalb breitet sich der Zeitriss in all diese Zeitlinien fort, kann aber nur „an der Wurzel behandelt werden“, also nur in der initialen Zeitlinie am Ursprung behoben werden.<text:line-break/><text:span text:style-name="T3">Achtung! Liniendeletion und Linearrisse treten immer gemeinsam auf. Dabei muss immer erst der Linearriss behoben werden, bevor die Liniendeletion entfernt werden kann!</text:span><text:line-break/><text:line-break/>3.) <text:span text:style-name="T1">Splinter:</text:span> </text:p>
      <text:p text:style-name="P2">Wenn ein Liniearriss für lange Zeit existiert, wächst er und beginnt sich irgendwann zu vermehren. Er teilt sich. Die Hauptuhr kennzeichnet dies, indem der Zeitriss auf einem Feld zunächst gelblich blinkt, dann rötlich blinkt und danach teilt er sich in zwei oder mehr neue Zeitrisse. Dies sind dann aber auch andere Zeitrisse als Linearrisse. Die folgenden fünf Zeitrisse sind möglich.<text:line-break/><text:line-break/>4.) <text:span text:style-name="T1">Duplikator:</text:span><text:line-break/>Bei diesem Zeitriss wurde ein Teil einer Zeitlinie kopiert, weshalb sie jetzt doppelt exitiert. Der Zeitriss äußert sich darin, dass Räume anfangen sich zu überlagern. Dinge existieren einfach doppelt. Manchmal geschehen Dinge einfach zweimal. Alles fühlt sich so an, als würde die Zeit stottern. <text:line-break/><text:soft-page-break/>5.) <text:span text:style-name="T1">Looper: </text:span><text:line-break/>Bei diesem Zeitriss wurde eine Verbindung zwischen zwei Stellen in der Zeit geschaffen. Aus der Zeitlinie formt sich ein Ring im schlimmsten Fall. Manchmal hat dieser Abzweigungen auf andere Zeitlinien, wodurch man der Zeitschleife entkommen kann. Zeitschleifen können nur von der Person bemerkt werden, die ihn auch verursacht hat. Das können natürlich auch mehrere Verursacher sein. <text:line-break/><text:line-break/>6.) <text:span text:style-name="T1">Timelagger:</text:span><text:line-break/>Der Timelagger ist ein kurioses Phänomen. Dabei wurde ein ganzes Stück aus einer Zeitlinie genommen und an eine andere Stelle verschoben. Man kann es sich vorstellen, wie wenn man aus einem Film ein Stück herausschneidet und weiter nach vorn verschiebt. Die ganze Geschichte ergibt keinen Sinn. Timelagger sind tückisch und nur an den beiden Schnittstellen zwischen den Linien zu erkennen. <text:line-break/><text:line-break/>7.) <text:span text:style-name="T1">Timedelayer:</text:span><text:line-break/>Manchmal können Zeitrisse durch ihre gigantischen Energiemengen anfangen Raum und Zeit zu verzerren. Auch Naturkonstanten werden beeinflusst. Beim Timedelayer läuft die Zeit an manchen Stellen langsamer als an anderen. Für alles, was davon beeinflusst ist, ist dies nicht zu bemerken. Außenstehende bekommen dies allerdings mit. <text:line-break/><text:line-break/>8.) <text:span text:style-name="T1">Runner:</text:span><text:line-break/>Runner sind das exakte Gegenteil des Timedelayers. Hier läuft die Zeit an manchen Stellen unregelmäßig schneller. Da hier ein großer Energieverbrauch stattfindet, sind Runner relativ instabil und können mit der Zeit zu Timedelayern werden, um sich zu stabilisieren. <text:line-break/><text:line-break/></text:p>
      <text:p text:style-name="P2">Wenn man nun an der Zeit- und Raumuhr beheben möchte, dann funkioniert dies folgendermaßen:<text:line-break/></text:p>
      <text:p text:style-name="P2">Zeitrisse treten oft mit Zeitanomalien und Raumrissen zusammen auf. </text:p>
      <text:p text:style-name="P2">Am Terminal gibt es zunächst folgende Befehle. Diese Befehle sind kein „Spielzug“.</text:p>
      <text:p text:style-name="P5">/init <text:s text:c="3"/>Startet das Gerät (Ohne /init gibt es die Antwort „System not ready.“</text:p>
      <text:p text:style-name="P5">/s = 10 <text:s text:c="4"/>Prüft, ob es sich um ein Phänomen mit Stufe 10 handelt.<text:line-break/>Alle anderen logischen Operationen wie größer als, kleiner als, größer gleich usw. gehen auch. </text:p>
      <text:p text:style-name="P5">/type &lt;...&gt; <text:s text:c="7"/>Prüft, um welches Phänomen es sich handelt. (RR für Raumriss, ZR für Zeitriss, ZA für Zeitanomalie)</text:p>
      <text:p text:style-name="P3">/response &lt;...&gt; <text:s text:c="6"/>Prüft, ob ein bestimmtes Phänomen noch auf die Zeitmaschine reagiert.</text:p>
      <text:p text:style-name="P3">/splits &lt;...&gt; <text:s text:c="3"/>Prüft, ob das Phänomen bereits alt genug ist, dass es sich vergrößert und vermehrt hat.</text:p>
      <text:p text:style-name="P4">/splitn &lt;...&gt; <text:s text:c="3"/>Prüft, wie oft sich das Phänomen bereits vermehrt hat.</text:p>
      <text:p text:style-name="P4">/help <text:s text:c="4"/>Zeigt alle möglichen Hilfebefehehle an:</text:p>
      <text:p text:style-name="P6">/help1 <text:s text:c="4"/>Zeigt die Startbefehle (s. oben an)<text:line-break/>/help2 <text:s text:c="4"/>Zeigt alle Befehle zum beheben von Problemen an (s. unten)<text:line-break/></text:p>
      <text:p text:style-name="P4">Zeitrisse arbeiten auf der verarbeiteten Ebene mit Gattern. Diese wurden von Zeitrissen geschaffen und sollen verhindern, dass die Zeitrisse behoben werden können.</text:p>
      <text:p text:style-name="P4"/>
      <text:p text:style-name="P4">Linearriss: <text:line-break/>Der Linearriss wird durch eine Befehlskombination gelöst: </text:p>
      <text:p text:style-name="P4">//return <text:s/>→ <text:s/>//crystallize <text:s/>→ <text:s/>//normalize<text:line-break/>Liniendeletion:<text:line-break/>//analyze <text:s/>→ <text:s/>//drag <text:s/>→ <text:s/>//drop <text:s/>→ <text:s/>//naturalize</text:p>
      <text:p text:style-name="P4"/>
      <text:p text:style-name="P4"><text:line-break/><text:soft-page-break/>Splinter: <text:line-break/>Warten bis Umwandlung erfolgt ist. Befehl //skip lässt Zeit verstreichen und hat keine Auswirkungen.<text:line-break/>Duplikator:<text:line-break/>//crystallize → //normalize → //return<text:line-break/>Looper: <text:line-break/>//analyze → //drag → //delete → //naturalize<text:line-break/>Timelagger:<text:line-break/>//analyze → //drag → //drop → normalize<text:line-break/>Timedelayer: <text:line-break/>//forward → //inject → //normalize<text:line-break/>Runner:<text:line-break/>//crystallize → //return → //normalize<text:line-break/><text:line-break/>Zeitrisse können verschiedene Ausmaße annehmen. Je gravierender sie sind, desto mehr Mittel haben sie, um sich gegen die Befehle bzw. Eingriffe der Zeit- und Raumuhr zu wehren.</text:p>
      <text:p text:style-name="P4">Die Uhr überträgt dies in Form von Stufen, die sich als Gatter oder Module wiederfinden. <text:line-break/><text:line-break/>Das Beheben eines Zeitrisses erfolgt, wenn die oben gelisteten Befehle in der richtigen Reihenfolge am richtigen Zeitriss ankommen. <text:line-break/>Wenn ein Befehl fehlerhaft am Zeitriss ankommt erhöht sich die Stufe des Zeitrisses um 1. <text:line-break/>Grob kann man sagen, dass die Stufe der Zeitrisse angibt, wie viele Gatter und Module (also Konter) dieser besitzt. Bei zwei Stufe 2 Zeitrissen muss man also mit vier Modulen klarkommen.<text:line-break/>Was für Module und Gatter gibt es also nun? Hier eine Liste:</text:p>
      <text:p text:style-name="P4"><text:line-break/>Mirror: Dieses Modul reflektiert jeden Befehl. Danach ist der Spiegel allerdings durchbrochen. Der Spiegel besitzt somit nur einen Input und einen Output. Ein Mirror macht am System beträchtliche Mengen an Schaden, was zur Folge hat, dass dieser Befehl für einige Zeit nicht mehr funktioniert (in der Hauptuhr für drei Züge).<text:line-break/></text:p>
      <text:p text:style-name="P4">Inverter: Der Inverter reagiert nur selektiv auf gewisse Befehle. Wird er von dieses passiert, wandelt er manche Befehle um. <text:line-break/>//drag wird zu //drop<text:line-break/>//drop wird zu //drag</text:p>
      <text:p text:style-name="P4">//inject wird zu //crystallize<text:line-break/>//crystallize wird zu //inject<text:line-break/>//forward wird zu //return<text:line-break/>//return wird zu //forward<text:line-break/><text:line-break/>Aktivator/Desaktivator: Sie befinden sich auf einer Leitung und können aktiviert werden. Dann können alle Befehle passieren. Werden sie deaktiviert, so kann kein Befehl mehr passieren. <text:line-break/><text:line-break/>Switch: Sie besitzen zwei Outputs, von denen einer aktiv ist und einer inaktiv. Welche aktiv und welche inaktiv ist, kann entschieden werden. <text:line-break/><text:line-break/>Konverter: Konverter können gemein sein, da sie Zeitrisse unbehebbar machen können. Dies ist etwas, dass auch nur von einer Liniendeletion hervorgerufen werden kann. Ein Konverter reagiert nur auf einen bestimmten Befehl, den es in einen anderen umwandelt. Sie können entweder monodirektional sein, was besonders gravierend ist. Das heißt, sie wandeln zum Beispiel ein //drag in //return um, aber nicht umgekehrt. Bidirektionale Konverter funktionieren demnach in beide Richtungen. <text:line-break/><text:line-break/><text:soft-page-break/>Barriere: Eine Barriere fängt eine Anzahl Befehle in Höhe der Stufe ab, die ein Zeitriss für diese Barriere aufgewendet hat. Nach der Anzahl ist die Barriere zerstört.<text:line-break/><text:line-break/><text:line-break/><text:line-break/><text:span text:style-name="T4">Ereignisse</text:span></text:p>
      <text:p text:style-name="P4">Es gibt einige Ereignisse, die während des Behebens auftreten können. Hier deshalb eine Liste davon.<text:line-break/><text:line-break/>Outputs: Manche Zeitrisse reagieren auf die Befehle, was die Zeituhr registriert. Im Terminal werden diese Reaktionen übersetzt und tauchen deshalb dann direkt darin auf. Da alle Phänomene, die aktuell behoben werden durchgezählt werden, taucht dann im Terminal nach folgendem Schema auf: <text:line-break/>#12: &lt;Reaktion&gt;<text:line-break/><text:line-break/>Linearriss: Dieser muss als erstes entfernt werden. Er erhält netterweise automatisch immer die erste(n) Nummer(n). Linearrisse reagieren auf alle Befehle gleich, da ihre Manaquelle gigantisch ist. Folgender Output taucht bei ihnen immer auf, solange sie nicht behoben sind:</text:p>
      <text:p text:style-name="P4">#1: Growth accelerated. Manainput stabilized. Increasing size for further division.<text:line-break/>Wenn sie behoben sind, kommt:</text:p>
      <text:p text:style-name="P4">#1: Growth has been corrupted. Stabilization failed.<text:line-break/><text:line-break/><text:span text:style-name="T4">Linearrisse</text:span> können wachsen und sich teilen. Ihre Stufe erhöht sich alle drei Befehle um 1. jedes Mal, wenn sich die Stufe erhöht gibt es eine 25% Chance, dass der Linearriss zu einem Splinter wird. Nach jedem weiteren Befehl gibt es dann eine 10% Chance, dass der Splinter in die nächste Phase übergeht. Splinter werden immer gelb markiert. Entsteht die nächste Form spricht man von einem Supersplinter. Diese sind rot markiert und pulsieren. Metasplinter sind bedrohlich und haben eine 33% Chance sich zu mit jedem weiteren Befehl zu teilen. </text:p>
      <text:p text:style-name="P4">Es entstehen nach dem Teilen immer wieder der ursprüngliche Linearriss und weitere Zeitrisse (aber keine weiteren Linearrisse und auch keine Liniendeletion).</text:p>
      <text:p text:style-name="P4">Die Anzahl ist dabei zufällig. Mindestens ein zusätzlicher Zeitriss entsteht. Bis zu fünf weitere Zeitrisse können aber entstehen. <text:line-break/>Die Wahrscheinlichkeit für einen weitere Zeitriss ist 45%</text:p>
      <text:p text:style-name="P4">Für zwei 25%</text:p>
      <text:p text:style-name="P4">Für drei 15%</text:p>
      <text:p text:style-name="P4">Für vier 10%<text:line-break/>Für fünf 5%<text:line-break/>Sind Linearrisse erst zu einem Splinter geworden, sind sie unaufhaltsam. Darum sollten Linearrisse immer oberste Priorität haben. <text:line-break/></text:p>
      <text:p text:style-name="P4"><text:span text:style-name="T4">Liniendeletionen</text:span> sind ähnlich problematisch. Liniendeletionen werden immer schwarz markiert, wodurch sie kenntlich gemacht werden. Liniendeletionen können aber das Raum-Zeit-Gefüge unterwandern und korrumpieren. Dies hat zur Folge, dass sie auch andere Zeitrisse beeinflussen. Sie können andere Zeitrisse tarnen und decken. Dadurch wird die Hauptuhr getäuscht. Nach jedem Befehl besteht eine 5% Chance, dass eine Liniendeletion einen beliebigen Zeitriss (nicht Liniendeletionen oder Linearrisse deckt, indem diese ebenfalls schwarz angezeigt werden). Sie kann mit diesem Zeitrisse auch die Position wechseln. Dies ist dabei zufällig. Wurde diese Entscheidung für den gewählen Zeitriss gewählt, besteht die Möglichkeit nicht mehr. <text:line-break/>Alle potenziellen Kandidaten für den Linearriss werden dann mit der nächsten freien Nummer und einem Fragezeichen gelistet. Also zum Beispiel mit #2? oder #4?, wenn es nur einen bzw. drei Linearrisse gibt. Die Outputs der Liniendeletionen und getarnten Zeitrisse werden dadurch unter der gleichen Bezeichnung aufgeführt.<text:line-break/><text:soft-page-break/>Liniendeletionen antworten allerdings recht charakteristisch. Nach einem Befehl antworten sie typischerweise mit: <text:line-break/>„Target not found.“ „No event existing.“ „There is nothing.“ „We are wasting energy.“<text:line-break/>„No.“ „Time is a state of mind.“ „Reach out.“ „Unidentified object found.“ „Restarting...“</text:p>
      <text:p text:style-name="P4">„Programm not ready.“ „Initializing...“ „Please restart.“ „Converting splinter.“ „What am I?“<text:line-break/>Dabei ist irrelevant, ob der Befehl richtig war oder nicht.</text:p>
      <text:p text:style-name="P4"><text:line-break/><text:span text:style-name="T4">Splinter:</text:span> Wenn Splinter einen Befehl abbekommen, so werden sie immer mit einer nicht zu entziffernden Antwort kommen. Diese sind randomized in Länge (3 bis 50 Zeichen) und Text.<text:line-break/><text:line-break/><text:span text:style-name="T4">Duplikator:</text:span> Outputs vom Duplikator werden immer doppelt kommen. Es muss nicht immer der Gleiche doppelt erscheinen. Outputs des Duplikators bei einem falschen Treffer sind zum Beispiel:<text:line-break/>„Mana has been detected“ „More mana is needed“ „Gathering more mana“ <text:line-break/>Bei einem Treffer:<text:line-break/>„Input has been blocked“ „Currently no power input“ „A critical error occured“<text:line-break/>Bei Zerstörung: <text:line-break/>„Maintaining manaflow failed“ „Stabilization failed“ „Dew point too high“</text:p>
      <text:p text:style-name="P4"/>
      <text:p text:style-name="P4"><text:span text:style-name="T4">Looper:</text:span> Ein Looper kann bei Outputs sehr lästig werden. Looper wiederholen alle ihre bisher gegebenen Outputs und hängen den neuen einfach an.<text:line-break/>Bei falschem Treffer:<text:line-break/>„Mana in a spiral“ „Circulating more energy“ „Power ramped up“<text:line-break/>Bei Treffer:</text:p>
      <text:p text:style-name="P4">„Dizzyness“ „Eastward it goes“ „Getting down“ <text:line-break/>Bei Zerstörung:</text:p>
      <text:p text:style-name="P4">„Mana falling down“ „Leaving the circle“ „Outer space“<text:line-break/><text:line-break/><text:span text:style-name="T4">Timelagger:</text:span> Timelagger sind etwas fies, da sie die letzte Antwort eines Zeitrisses einfach kopieren. Ihre Antwort kommt allerdings immer etwa drei Sekunden später, als die vom letzte Zeitriss. </text:p>
      <text:p text:style-name="P4">Die Outputs der Zeitrisse generell sollten der Reihe nach in 0,3s bis 0,5s Intervallen erfolgen.</text:p>
      <text:p text:style-name="P4">Bei Zerstörung kommt keine Antwort. Bei einem Treffer wird noch ein weiterer Output angehängt:</text:p>
      <text:p text:style-name="P4">„it says“ „I guess“ „maybe“ „it shouldn't be“ „I assume“</text:p>
      <text:p text:style-name="P4"><text:line-break/><text:span text:style-name="T4">Timedelayer:</text:span> Timedelayer sind relativ unkompliziert und antworten nur sehr kurz. Ihre Antwort wird allerdings immer um eine Runde verzögert. Das heißt, anfangs antworten sie einmal nicht und danach hängen sie immer einen Befehl hinterher. <text:line-break/>Bei einem falschen Treffer: <text:line-break/>„No“ „Wrong“ „Incorrect“ „Yesn't“ „Don't“ „Is not“<text:line-break/>Bei einem Treffer:<text:line-break/>„Yes“ „Right“ „Hurt“ „Wow“ „Betrayal“ „Unfair“<text:line-break/>Bei Zerstörung: </text:p>
      <text:p text:style-name="P4">„Murderer“ „Killer“ „No time for that“ „Out of existence“<text:line-break/><text:line-break/><text:span text:style-name="T4">Runner:</text:span> Runner haben die Eigenschaft generell etwas schwer verständlich zu sein. Ihre Outputs sind nicht so aufschlussreich, da sie sich mit anderen Outputs decken. Nur manche sind spezifisch für Runner. Der Runner ist jedoch immer der erste Output, der ankommt.<text:line-break/>Bei falschem Treffer:<text:line-break/>„Yes“ „More power“ „POW“ „Module established“ „More mana is needed“<text:line-break/>Bei Treffer: <text:line-break/>„Mana has been blocked“ „A critical error occured“ „Target not found“ „Run“<text:line-break/>Bei Zerstörung: <text:line-break/>„Stormy“ „Awaiting input“ „Stopped running“ „I stopped working“<text:line-break/><text:soft-page-break/><text:span text:style-name="T4">Betrachten wir nun Zeitanomalien:</text:span><text:line-break/><text:line-break/>Von diesen gibt es fünf Stück. Zeitanomalien benötigen viel Feingefühl, wenn sie zusammen mit Zeitrissen auftreten. Das Gute: Zeitanomalien steigen bei einem fehlerhaften Befehl nicht um eine Stufe, wenn nicht anders beschrieben.<text:line-break/>Zeitanomalien stellen andere Gatter zur Verfügung. Diese Gatter sind generell möglich:<text:line-break/><text:line-break/>Manadegenerator: Läuft durch dieses Gatter ein //inject durch, so wird es ausgelöscht. Das Gatter löscht sich dabei allerdings auch aus. Alle anderen Befehle passieren normal.<text:line-break/><text:line-break/>Manabombe: Wird dieses Gatter passiert, so wird es zerstört, es gibt eine starke Explosion und ein beliebiger Zeitriss wird zu einem Splinter. Es wird also wohl oder übel ein weiterer Linearriss entstehen. Die Manabombe zerstört allerdings die zugehörige Zeitanomalie.</text:p>
      <text:p text:style-name="P4"><text:line-break/><text:line-break/><text:span text:style-name="T4">Consumer:</text:span> Consumer werden mit dem Befehl //inject zu Fall gebracht. Dabei sinkt ihre Stufe jedes Mal um 1. Consumer sollten zügig zu Fall gebracht werden. Sie haben nach jedem Zug eine 33% Chance, dass ihre Stufe um 1 steigt. Erreichen sie Stufe 5, so fallen Sie in sich zusammen, aber erschaffen dabei einen Linearriss. <text:line-break/><text:line-break/><text:span text:style-name="T4">Eraser:</text:span> Eraser sind stärker als Consumer. Sie benötigen den Befehl //crystallize. Mit jedem Mal wird ihre Stufe dabei um 1 gesenkt. <text:line-break/>Eraser können ein Support-Gatter erschaffen. Wird dieses von einem //inject oder //drop <text:s/>durchlaufen, so wird der Befehl abgefangen und ein Consumer der Stufe 1 wird geschaffen. Die Support-Gatter können allerdings durch den Befehl //drag entfernt werden. <text:line-break/><text:line-break/><text:span text:style-name="T4">Blurr:</text:span> Ein Blurr ist eine Anomalie, die sehr störend sein kann und bei langem Bestehen zur Selbsterhaltung neigt. <text:line-break/>Ein Blurr hat pro Stufe nach jedem Zug eine 1% Chance, dass er irgendein anderes Phänomen (also ZR, RR oder ZA) mit einem Manasturm tarnt. Das heißt, dass das entsprechende Phänomen noch da ist, aber man im Interface wird das Ziel von einer Art Wolke umgeben („geblurrt“). Dies kann auch mit Gattern passieren. <text:line-break/>Ein Blurr verliert sein Stärke durch //drag. Dieser Befehl senkt die Stufe des Blurrs um je 1. <text:line-break/>Jedes Mal, wenn der Befehl //inject //drop oder //crystallize allerdings zu ihnen gelangt, steigt ihre Stufe um 1. <text:line-break/><text:line-break/><text:span text:style-name="T4">Short:</text:span> Sie sind immer fest mit einem anderen beliebigen Zeitriss verbunden. Sobald entweder der Short oder der zugehörige Zeitriss entfernt wird, ist auch der andere weg. <text:line-break/>Beide arbeiten dabei füreinander. Der Short kann durch den Befehl //naturalize behoben werden. Jeder Treffer reduziert die Stufe des Shorts um 1. Der Zeitriss nimmt dabei diesen Befehl nie als fehlerhaft war. Seine Stufe steigt also nicht, auch wenn der Befehlt in der Situation ankommt und falsch wäre. </text:p>
      <text:p text:style-name="P4">Der Short hat die Fähigkeit, dass er zu 5% eine Stufe eines beliebigen anderen Phänomens klaut und dafür eine Stufe stärker wird. Erreicht ein Short Stufe 10, so erschafft er einen Splinter und eine Raumfissur, verschwindet dafür aber selbst. <text:line-break/><text:line-break/><text:span text:style-name="T4">Traceback:</text:span> Diese Zeitanomalie ist äußerst gefährlich und tritt immer zusammen mit einem Wurmloch auf. Tracebacks können ein Teleportgatter erschaffen. Wird dieses von einem Befehl passier, wird es zum korrespondieren Gatter befördert und läuft dort weiter. Nach der Benutzung verschwindet das Gatter und wird neu platziert. Pro Stufe kann der Traceback eines dieser Teleportgatter platzieren. Es kann dafür gar keine anderen Gatter erschaffen. Mit //crystallize kann der Traceback sofort ausgeschaltet werden. Jedoch muss auch das Wurmloch dieses Befehl erhalten. <text:soft-page-break/>Nur wenn das der Fall ist löschen sich beide aus. Sonst bleiben sie beide bestehen. <text:line-break/><text:line-break/><text:span text:style-name="T4">Raumrisse: </text:span><text:line-break/><text:line-break/>Wo gerade schon die ersten Raumrisse thematisiert wurden, ist hier die Anleitung, wie man diese behebt. </text:p>
      <text:p text:style-name="P4"><text:line-break/>Raumrisse müssen mit bestimmten Werkzeugen behoben werden. Raumrisse erschaffen andere Arten von Gattern. <text:line-break/><text:line-break/><text:span text:style-name="T4">Raumfissur:</text:span> Sie sind alleinstehende Phänomene und müssen mit dem Befehl //mdv entfernt werden. Damit wird ein monodirektionales Manaventil geschaffen, welches die Raumfissur direkt entfernt. <text:line-break/>Raumfissuren können jedoch Sensor-Gatter erschaffen. Diese reagieren auf jeden Befehl, der ZR, ZA oder RR beheben soll und absorbieren diesen. Dadurch steigt ihre Stufe um 1. Die Gatter können nur mit dem Befehl //delete gelöscht werden. Der Befehl //delete kommt aber in dem Zug nicht durch.<text:line-break/><text:line-break/><text:span text:style-name="T4">Wurmloch:</text:span> Dieser Raumriss tritt immer zusammen mit einem Traceback auf und muss deshalb mit //crystallize behoben werden (s. Traceback). Wurmöcher haben die Fähigkeit, dass sie zu 20% nach einem Zug ein Gatter mit einem anderen tauschen können. Außerdem können sie zu 20% ebenfalls einfach die Position eines Gatters ändern. Sie können nur maximal Stufe 3 sein, wobei man bei Wurmlöchern eher Kategorie sagt. Ein Kat.1 Wurmloch kann nur die oben beschriebene Fähigkeit. Kat.2 hat ebenfalls die Möglichkeit zu 5% pro Zug ein Tracing-Gatter zu erschaffen. Diese zählen, wie viele Befehle bereits durch sie gelaufen sind. Alle fünf Befehle erschaffen diese Gatter ein Kapselphänomen. Kat.3 Wurmlöcher sind dramatische Gebilde, die die oben genannten Fähigkeiten und Eigenschaften auch haben, jedoch zusätzlich bei Anwesenheit von Tracing-Gattern pro Gatter eine 1% Chance haben ein Kapselphänomen (wenn anwesend) in ein Raumloch zu verwandeln. </text:p>
      <text:p text:style-name="P4">Der Befehl //bdv (bidirektionales Manaventil) kann verwendet werden, um zumindest die Kategorie des Wurmlochs um 1 zu senken. Unter 1 kann sie allerdings nicht sinken.<text:line-break/><text:line-break/><text:span text:style-name="T4">Raumloch:</text:span> Ein Raumloch ist das dramatischste Phänomen von allen. Hier existiert der Raum nicht mehr. Das Raumloch legt sich auf oder zwischen Gatter und kann nicht behoben werden. Es ist unpassierbar und bleibt permanent an seiner Position. <text:line-break/><text:line-break/><text:span text:style-name="T4">Kapselphänomen:</text:span> Diese Raumrisse sind Quarantäne-Objekte, die von der Raumuhr isoliert wurden, um größere Schäden zu verhindern. Sie besitzen eine Immunität gegen alle Befehle.</text:p>
      <text:p text:style-name="P4">Alle fünf Züge wird ihre Immunität allerdings verschwinden und dann kann man Kapselphänomene <text:s/>mit dem Befehl //bdv beheben. Es besteht eine 50% Chance, dass dies funktioniert. Wenn nicht, erschafft das Kapselphänomen ein Raumloch. Deshalb ist manchmal ganz sinnvoll Kapselphänomene ganz in Ruhe zu lassen. <text:line-break/>Kapselphänomene haben bis zu fünf Stufen. Die Stufe entscheidet, wie groß ihre Toleranz gegenüber //bdv ist. Stufe 1 hat eine 50% Chance, dass //bdv klappt. Stufe zwei nur 40%, Stufe 3 sogar nur 30%, Stufe 4 dann nur 20% und Stufe 5 hat sogar nur eine 10% Chance dafür. <text:line-break/><text:line-break/><text:span text:style-name="T4">Bizarrgebiet:</text:span> Bizarrgebiet sind besonders kurios, da sie Materie verschwinden und auftauchen lassen können. Sie können mit dem Befehl //mdbv (monodirektionales Breitbandventil) oder //mdv (2x nötig) behoben werden. Sie besitzen keine Stufen. Bizarrgebiete haben die Fähigkeit, dass sie nach jedem Zug entweder einen Befehl der Raum-Zeit-Uhr blockieren können (für einen Zug zufällig) oder alternativ ein Gatter für einen Zug verschwinden lassen oder hinzufügen können (auch nur für einen Zug). <text:line-break/><text:line-break/><text:soft-page-break/><text:span text:style-name="T4">Generelles zum Verlauf:</text:span><text:line-break/><text:line-break/>Gewonnen ist die Partie, wenn alle Phänomene behoben sind. Außnahmen sind Raumlöcher und Kapselphänomene. <text:line-break/><text:line-break/>Es gibt einen Counter, der mitzählt, wie viele Züge stattgefunden haben. Züge sind dabei nur die Befehle zum Beheben von ZR, ZA oder RR. <text:line-break/>Mit //restart kann die Partie wiederholt werden. Dies ist nur zwei Mal möglich. Danach sind Hopfen und Malz verloren.</text:p>
      <text:p text:style-name="P4">Der Stand der Partie kann „gespeichert“ werden. </text:p>
      <text:p text:style-name="P4">Es gibt eine maximale Anzahl an Zügen. <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2T16:07:01.41</meta:creation-date>
    <dc:date>2020-12-03T12:59:06.12</dc:date>
    <meta:editing-duration>PT18H10M19S</meta:editing-duration>
    <meta:editing-cycles>135</meta:editing-cycles>
    <meta:generator>OpenOffice/4.1.7$Win32 OpenOffice.org_project/417m1$Build-9800</meta:generator>
    <meta:document-statistic meta:table-count="0" meta:image-count="0" meta:object-count="0" meta:page-count="8" meta:paragraph-count="52" meta:word-count="3320" meta:character-count="22552"/>
  </office:meta>
</office:document-meta>
</file>